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7521" officeooo:paragraph-rsid="00077521"/>
    </style:style>
    <style:style style:name="P2" style:family="paragraph" style:parent-style-name="Standard" style:list-style-name="L1">
      <style:text-properties officeooo:rsid="00077521" officeooo:paragraph-rsid="00077521"/>
    </style:style>
    <style:style style:name="P3" style:family="paragraph" style:parent-style-name="Standard" style:list-style-name="L1">
      <style:text-properties officeooo:rsid="000779e2" officeooo:paragraph-rsid="000779e2"/>
    </style:style>
    <style:style style:name="P4" style:family="paragraph" style:parent-style-name="Standard" style:list-style-name="L1">
      <style:text-properties officeooo:rsid="000832f3" officeooo:paragraph-rsid="000832f3"/>
    </style:style>
    <style:style style:name="P5" style:family="paragraph" style:parent-style-name="Standard" style:list-style-name="L1">
      <style:text-properties officeooo:rsid="0009dfc7" officeooo:paragraph-rsid="0009dfc7"/>
    </style:style>
    <style:style style:name="P6" style:family="paragraph" style:parent-style-name="Standard" style:list-style-name="L1">
      <style:text-properties officeooo:rsid="000b8fb3" officeooo:paragraph-rsid="000b8fb3"/>
    </style:style>
    <style:style style:name="P7" style:family="paragraph" style:parent-style-name="Standard" style:list-style-name="L1">
      <style:text-properties officeooo:rsid="000cf8c3" officeooo:paragraph-rsid="000cf8c3"/>
    </style:style>
    <style:style style:name="P8" style:family="paragraph" style:parent-style-name="Standard" style:list-style-name="L1">
      <style:text-properties officeooo:rsid="000e65f1" officeooo:paragraph-rsid="000e65f1"/>
    </style:style>
    <style:style style:name="P9" style:family="paragraph" style:parent-style-name="Standard" style:list-style-name="L1">
      <style:text-properties officeooo:rsid="000e7841" officeooo:paragraph-rsid="000e7841"/>
    </style:style>
    <style:style style:name="P10" style:family="paragraph" style:parent-style-name="Standard" style:list-style-name="L1">
      <style:text-properties officeooo:rsid="00100515" officeooo:paragraph-rsid="00100515"/>
    </style:style>
    <style:style style:name="P11" style:family="paragraph" style:parent-style-name="Standard" style:list-style-name="L1">
      <style:text-properties fo:font-weight="bold" officeooo:rsid="00100515" officeooo:paragraph-rsid="00100515" style:font-weight-asian="bold" style:font-weight-complex="bold"/>
    </style:style>
    <style:style style:name="P12" style:family="paragraph" style:parent-style-name="Standard" style:list-style-name="L1">
      <style:text-properties fo:font-weight="normal" officeooo:rsid="00100515" officeooo:paragraph-rsid="00100515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1a2d7" officeooo:paragraph-rsid="0011a2d7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1cc1c" officeooo:paragraph-rsid="0011cc1c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35ed0" officeooo:paragraph-rsid="00135ed0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430ef" officeooo:paragraph-rsid="001430ef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503dd" officeooo:paragraph-rsid="001503dd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593ae" officeooo:paragraph-rsid="001593ae" style:font-weight-asian="normal" style:font-weight-complex="normal"/>
    </style:style>
    <style:style style:name="T1" style:family="text">
      <style:text-properties officeooo:rsid="0009dfc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35ed0"/>
    </style:style>
    <style:style style:name="T6" style:family="text">
      <style:text-properties style:text-position="0% 100%" officeooo:rsid="001430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uga predavanja – Orange: PREDICTIVE MODELS, 14 Dec 2017</text:p>
      <text:p text:style-name="P1"/>
      <text:list xml:id="list2461574141673184279" text:style-name="L1">
        <text:list-item>
          <text:p text:style-name="P2">regression: the feature you are trying to predict is numeric</text:p>
        </text:list-item>
        <text:list-item>
          <text:p text:style-name="P2">the other type are classification models: the feature you are trying to predict is a class</text:p>
        </text:list-item>
        <text:list-item>
          <text:p text:style-name="P2">tree widget constructs a model</text:p>
        </text:list-item>
        <text:list-item>
          <text:p text:style-name="P2">the data that the tree gives to prediction widget is a model</text:p>
        </text:list-item>
        <text:list-item>
          <text:p text:style-name="P3">tree viewer – it shows you the model of the decisions according to probabilities in the given features</text:p>
        </text:list-item>
        <text:list-item>
          <text:p text:style-name="P3">the best predictor is the one with the smaller number of <text:span text:style-name="T1">misclassification</text:span></text:p>
        </text:list-item>
        <text:list-item>
          <text:p text:style-name="P4">we do not want a lot of features because it is very narrow, the model is overfitting, to complex for the data and small data samples at the ends (final points)</text:p>
        </text:list-item>
        <text:list-item>
          <text:p text:style-name="P10">basically not enough degrees of freedom and data too fragmented</text:p>
        </text:list-item>
        <text:list-item>
          <text:p text:style-name="P4">good model gives us good predictions</text:p>
        </text:list-item>
        <text:list-item>
          <text:p text:style-name="P4">inspect the model – distributions (Tree | <text:span text:style-name="T1">target</text:span> parameter) <text:span text:style-name="T1">or mosaic and select the spuriously classified data point → which instances are misclassified and we can find a common feature and try to improve the model → you can take the misclassification as the target feature and try to predict the misclassification</text:span></text:p>
        </text:list-item>
        <text:list-item>
          <text:p text:style-name="P5">stacking – one model above another (one model is correcting the mistakes from another)</text:p>
        </text:list-item>
        <text:list-item>
          <text:p text:style-name="P6">brown-selected: yeast datasets, 186 genes and looked at what happened while heating the yeast – gene activity; but you have three classes of genes – ribosomal, proteases and respiratory – classification problem (trying to classify what a gene does based on what they do while heating) → the tree is very simple, the depth is only 2</text:p>
        </text:list-item>
        <text:list-item>
          <text:p text:style-name="P7">randomise – randomise the class (bootstrap)</text:p>
        </text:list-item>
        <text:list-item>
          <text:p text:style-name="P7">if we randomise the data, it still finds pattern – because it has enough variables <text:s/>and enough ifs in it (small leaves – final points with only one or two points – so it just remembers the cases – a bit better than just leaving individuals cases, but not much) – if you don’t limit the final sizes or numbers in a split – it fits perfectly because it just separates the data</text:p>
        </text:list-item>
        <text:list-item>
          <text:p text:style-name="P8">to prevent this, set the numbers in the tree – but you still don’t know which numbers are correct (to prevent finding the random patterns in this dataset although they are not there)</text:p>
        </text:list-item>
        <text:list-item>
          <text:p text:style-name="P8">to test the model: testing data and if it makes sense</text:p>
        </text:list-item>
        <text:list-item>
          <text:p text:style-name="P9">you can explore the trees and see which features determine the output (you can not look into deep neural networks)</text:p>
        </text:list-item>
        <text:list-item>
          <text:p text:style-name="P9">DATA SAMPLER – use the data to train the model (connect to a tree) and connect the remaining data to the prediction widget → here the overfitted models do not work!</text:p>
        </text:list-item>
        <text:list-item>
          <text:p text:style-name="P11">Test &amp; score widget for cross validation</text:p>
        </text:list-item>
        <text:list-item>
          <text:p text:style-name="P12">if you give the tree a data, if gives a MODEL; if you do not give a data, it returns a LEARNER (just a recipe, an algorithm how to construct a model)</text:p>
        </text:list-item>
        <text:list-item>
          <text:p text:style-name="P12">CA = classification accuracy</text:p>
        </text:list-item>
        <text:list-item>
          <text:p text:style-name="P13">you can paint the data → model a tree → tree viewer (you can select a group and see them on a scatter plot)</text:p>
        </text:list-item>
        <text:list-item>
          <text:p text:style-name="P14">models are trying to find hyperparameters in the data, they are trying to separate the data-- &gt; and models differ in how complicated can the lines be and how they find the lines</text:p>
        </text:list-item>
        <text:list-item>
          <text:p text:style-name="P14">trees can make only horizontal and vertical lines; they use <text:span text:style-name="T2">one feature</text:span> at a time (is it left or right) – rectangular shapes</text:p>
        </text:list-item>
        <text:list-item>
          <text:p text:style-name="P14">everytime they make a split they essentially loose a part of the data (they the data after each split) – that is why they are very fast – <text:span text:style-name="T2">data fragmentation</text:span></text:p>
        </text:list-item>
        <text:list-item>
          <text:p text:style-name="P14">maybe it is not one feature at a time they have to consider at a time – and that is where the trees fail (recognising spam) – because every word give s a bit of an indicator that it is a spam – a combination of words (“Make your lady happy”) - enourmous trees</text:p>
        </text:list-item>
        <text:list-item>
          <text:p text:style-name="P14"><text:soft-page-break/>for casses where we have to consider many features at a time – different models: logistic regression is one of them</text:p>
        </text:list-item>
        <text:list-item>
          <text:p text:style-name="P14">logistic regression: computed probabilities; computes linear combination of all the features, the values have to be numeric (z = sum a<text:span text:style-name="T3">i</text:span><text:span text:style-name="T4">x</text:span><text:span text:style-name="T3">i </text:span><text:span text:style-name="T4"><text:s/>+ a</text:span><text:span text:style-name="T3">0</text:span><text:span text:style-name="T4">) – if the porbabiliy is above 0, it predicts one class or if its below, it classifies the other class; but you have to limit the probability </text:span><text:span text:style-name="T5">(logit function) – YOU TURN THE SUM INTO A PROBABILITY AND IS A LINEAR MODEL</text:span></text:p>
        </text:list-item>
        <text:list-item>
          <text:p text:style-name="P15"><text:span text:style-name="T4">there are other models: logistic regression, naive Bayesian classifier, linear support vector machine (SVM with a linear curve)</text:span></text:p>
        </text:list-item>
        <text:list-item>
          <text:p text:style-name="P15"><text:span text:style-name="T4">logistic regression: what kind of line does it draw between the classes? All these model – if my data is twodimensional – it draws a line; if its multidimensional – it draws a hyperplane. These models can use as many variables as you want (not the same as the trees) → these models do not work with anything that can not be separated with a line (like a circle – but trees do fairly well with it!)</text:span></text:p>
        </text:list-item>
        <text:list-item>
          <text:p text:style-name="P15"><text:span text:style-name="T4">logistic regression – log likelihood; linear SVM – tries to draw a line as far from the nearest data points as possible, naive Bayes – if you compute probabilites as the distance from the lines it tries to compute the most extreme probabilities – they also differ in the penalties for the mistakes</text:span></text:p>
        </text:list-item>
        <text:list-item>
          <text:p text:style-name="P15"><text:span text:style-name="T4">you do not know how you data looks like so you have to try different models and see what they do</text:span></text:p>
        </text:list-item>
        <text:list-item>
          <text:p text:style-name="P15"><text:span text:style-name="T4">general support vector machine – it can draw twisted lines → transform the data into x-dimensional space, draw the line there and if you transform it back to this space, the line is going to be twisted. This is done by a kernel function – RBF is a good kernel for drawing these lines – </text:span><text:span text:style-name="T6">three parameters determingin how much we are going to twist the line (overfitting – the amount of fitting)</text:span></text:p>
        </text:list-item>
        <text:list-item>
          <text:p text:style-name="P16"><text:span text:style-name="T4">random forest – you take a part of your data (or the entire dataset and remove the columns) – use the data to construct a tree (but you do not always take all the best attributes or limit tree size) and than repeat it 1000 times – and compute a lot of trees and each one is a bit different (every tree can discover a bit of the truth and you just average the truth) – due to random element</text:span></text:p>
        </text:list-item>
        <text:list-item>
          <text:p text:style-name="P17"><text:span text:style-name="T4">two homeworks: the first one – paint widget and a number of different algorithms – find pictures that specific model works good with!</text:span></text:p>
        </text:list-item>
        <text:list-item>
          <text:p text:style-name="P17"><text:span text:style-name="T4">You can just plug many models into test &amp; score</text:span></text:p>
        </text:list-item>
        <text:list-item>
          <text:p text:style-name="P18"><text:span text:style-name="T4">you have to split the data before coming in – because th CV is still in the scope of this dat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7:02:31.448797138</meta:creation-date>
    <dc:date>2017-12-14T19:01:52.339389616</dc:date>
    <meta:editing-duration>PT26M1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1088" meta:character-count="5918" meta:non-whitespace-character-count="4859"/>
  </office:meta>
</office:document-meta>
</file>